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35A220000000000000000A1886701B09B69D5.svg" manifest:media-type="image/svg+xml"/>
  <manifest:file-entry manifest:full-path="Pictures/10000000000005DC00000465856428B56B5638C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ntent_20_3-title">
      <style:graphic-properties draw:auto-grow-height="true" fo:min-height="3.174cm"/>
    </style:style>
    <style:style style:name="pr2" style:family="presentation" style:parent-style-name="Content_20_3-subtitle">
      <style:graphic-properties draw:fill-color="#ffffff" draw:auto-grow-height="true" fo:min-height="9.134cm"/>
    </style:style>
    <style:style style:name="pr3" style:family="presentation" style:parent-style-name="Content_20_3-notes">
      <style:graphic-properties draw:fill-color="#ffffff" draw:auto-grow-height="true" fo:min-height="12.572cm"/>
    </style:style>
    <style:style style:name="pr4" style:family="presentation" style:parent-style-name="Content_20_3-title">
      <style:graphic-properties fo:min-height="2.629cm"/>
    </style:style>
    <style:style style:name="pr5" style:family="presentation" style:parent-style-name="Content_20_3-outline1">
      <style:graphic-properties fo:min-height="8.884cm"/>
    </style:style>
    <style:style style:name="pr6" style:family="presentation" style:parent-style-name="Content_20_3-title">
      <style:graphic-properties fo:min-height="3.47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tent_20_3" presentation:presentation-page-layout-name="AL1T0">
        <office:forms form:automatic-focus="false" form:apply-design-mode="false"/>
        <draw:frame presentation:style-name="pr1" draw:layer="layout" svg:width="17.391cm" svg:height="3.174cm" svg:x="3.069cm" svg:y="1.962cm" presentation:class="title">
          <draw:text-box>
            <text:p>How to talk to your programmer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Janelle Jenstad</text:p>
            <text:p>Martin Holmes</text:p>
            <text:p>&lt;/endings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ontent_20_3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Finding a programmer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Institution has tame programmers whose time you can prevail on.</text:p>
              </text:list-item>
              <text:list-item>
                <text:p>Project has money to hire a programmer.</text:p>
              </text:list-item>
              <text:list-item>
                <text:p>You have a friend or colleague who is a programm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ontent_20_3" presentation:presentation-page-layout-name="AL2T1">
        <office:forms form:automatic-focus="false" form:apply-design-mode="false"/>
        <draw:frame presentation:style-name="pr1" draw:layer="layout" svg:width="17.391cm" svg:height="3.174cm" svg:x="3.069cm" svg:y="1.962cm" presentation:class="title">
          <draw:text-box>
            <text:p>Tame institutional programmers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Will impose institutional standards and requirements on code and output.</text:p>
                <text:list>
                  <text:list-item>
                    <text:p>Standards are good.</text:p>
                  </text:list-item>
                  <text:list-item>
                    <text:p>Long-term support is good.</text:p>
                  </text:list-item>
                  <text:list-item>
                    <text:p>You may not get exactly what you want.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2.463cm" svg:height="2.389cm" svg:x="3.137cm" svg:y="6.6cm">
          <draw:image xlink:href="Pictures/10035A220000000000000000A1886701B09B69D5.svg" xlink:type="simple" xlink:show="embed" xlink:actuate="onLoad" loext:mime-type="image/svg+xml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ontent_20_3" presentation:presentation-page-layout-name="AL2T1">
        <office:forms form:automatic-focus="false" form:apply-design-mode="false"/>
        <draw:frame presentation:style-name="pr1" draw:layer="layout" svg:width="17.391cm" svg:height="3.174cm" svg:x="3.069cm" svg:y="1.962cm" presentation:class="title">
          <draw:text-box>
            <text:p>Hired gun programmers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You have complete control (in theory).</text:p>
              </text:list-item>
              <text:list-item>
                <text:p>You are at their mercy (in reality).</text:p>
              </text:list-item>
              <text:list-item>
                <text:p>They have no interest in long-term reliability or standards-compliance.</text:p>
              </text:list-item>
              <text:list-item>
                <text:p>When it breaks, they aren’t there to fix it. Unless you pay them again. Which means they have a vested interest in its break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ontent_20_3" presentation:presentation-page-layout-name="AL2T1">
        <office:forms form:automatic-focus="false" form:apply-design-mode="false"/>
        <draw:frame presentation:style-name="pr1" draw:layer="layout" svg:width="17.391cm" svg:height="3.174cm" svg:x="3.069cm" svg:y="1.962cm" presentation:class="title">
          <draw:text-box>
            <text:p>Friend or colleague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Professional programmer? </text:p>
                <text:list>
                  <text:list-item>
                    <text:p>If so, doing it as a favour off the side of the desk.</text:p>
                  </text:list-item>
                  <text:list-item>
                    <text:p>If not, may make elementary mistakes that lead to disaster.</text:p>
                  </text:list-item>
                  <text:list-item>
                    <text:p>If you’re unhappy, you have a diplomatic issue on your hand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ontent_20_3" presentation:presentation-page-layout-name="AL2T1">
        <office:forms form:automatic-focus="false" form:apply-design-mode="false"/>
        <draw:frame presentation:style-name="pr1" draw:layer="layout" svg:width="17.391cm" svg:height="3.174cm" svg:x="3.069cm" svg:y="1.962cm" presentation:class="title">
          <draw:text-box>
            <text:p>One last thing...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DON’T hire your best friend’s son who writes websites in his bedroom for $10 an hour. DON’T DO THA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ontent_20_3" presentation:presentation-page-layout-name="AL2T1">
        <office:forms form:automatic-focus="false" form:apply-design-mode="false"/>
        <draw:frame presentation:style-name="pr1" draw:layer="layout" svg:width="17.391cm" svg:height="3.174cm" svg:x="3.069cm" svg:y="1.962cm" presentation:class="title">
          <draw:text-box>
            <text:p>What motivates a programmer?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Money</text:p>
              </text:list-item>
              <text:list-item>
                <text:p>New Cool and Exciting stuff (NCE)</text:p>
              </text:list-item>
              <text:list-item>
                <text:p>Challenges</text:p>
              </text:list-item>
              <text:list-item>
                <text:p>Pride and ownershi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ontent_20_3" presentation:presentation-page-layout-name="AL2T1">
        <office:forms form:automatic-focus="false" form:apply-design-mode="false"/>
        <draw:frame presentation:style-name="pr1" draw:layer="layout" svg:width="17.391cm" svg:height="3.174cm" svg:x="3.069cm" svg:y="1.962cm" presentation:class="title">
          <draw:text-box>
            <text:p>Money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You probably don’t have enough to make a difference.</text:p>
              </text:list-item>
              <text:list-item>
                <text:p>If it’s the primary motivation, then the programmer has an incentive to finish ASAP. Corners will be cu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ontent_20_3" presentation:presentation-page-layout-name="AL2T1">
        <office:forms form:automatic-focus="false" form:apply-design-mode="false"/>
        <draw:frame presentation:style-name="pr1" draw:layer="layout" svg:width="17.391cm" svg:height="3.174cm" svg:x="3.069cm" svg:y="1.962cm" presentation:class="title">
          <draw:text-box>
            <text:p>New Cool and Exciting stuff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THIS IS DANGEROUS:</text:p>
                <text:list>
                  <text:list-item>
                    <text:p>They obviously don't know it well because it's new, cool and exciting.</text:p>
                  </text:list-item>
                  <text:list-item>
                    <text:p>It will be buggy and fragile, because it's N... C... E...</text:p>
                  </text:list-item>
                  <text:list-item>
                    <text:p>It probably won't last. Most things don't, especially NCE thing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ontent_20_3" presentation:presentation-page-layout-name="AL2T1">
        <office:forms form:automatic-focus="false" form:apply-design-mode="false"/>
        <draw:frame presentation:style-name="pr1" draw:layer="layout" svg:width="17.391cm" svg:height="3.174cm" svg:x="3.069cm" svg:y="1.962cm" presentation:class="title">
          <draw:text-box>
            <text:p>Challenges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This one is your friend. Programmers love to solve difficult problems or devise ingenious solutions to new obstacles.</text:p>
              </text:list-item>
              <text:list-item>
                <text:p>Convince the programmer your project has unique components and challenges never before addressed satisfactorily.</text:p>
              </text:list-item>
              <text:list-item>
                <text:p>How do you do tha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ontent_20_3" presentation:presentation-page-layout-name="AL2T1">
        <office:forms form:automatic-focus="false" form:apply-design-mode="false"/>
        <draw:frame presentation:style-name="pr1" draw:layer="layout" svg:width="17.391cm" svg:height="3.174cm" svg:x="3.069cm" svg:y="1.962cm" presentation:class="title">
          <draw:text-box>
            <text:p>Creating challenges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Find examples of existing sites/projects which:</text:p>
                <text:list>
                  <text:list-item>
                    <text:p>Show the general approach you want to take</text:p>
                  </text:list-item>
                  <text:list-item>
                    <text:p>Are open-source, well-documented, and admired</text:p>
                  </text:list-item>
                  <text:list-item>
                    <text:p>Have specific weaknesses you can point at and say “We want to do a better job here.”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ontent_20_3" presentation:presentation-page-layout-name="AL2T1">
        <office:forms form:automatic-focus="false" form:apply-design-mode="false"/>
        <draw:frame presentation:style-name="pr1" draw:layer="layout" svg:width="17.391cm" svg:height="3.174cm" svg:x="3.069cm" svg:y="1.962cm" presentation:class="title">
          <draw:text-box>
            <text:p>Pride and ownership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is is the most important thing.</text:p>
              </text:list-item>
              <text:list-item>
                <text:p>Most programmers work for free on projects they care about.</text:p>
              </text:list-item>
              <text:list-item>
                <text:p>Building a career/reputation requires a portfolio of projects for which you can claim ownership and responsibility.</text:p>
              </text:list-item>
              <text:list-item>
                <text:p>Bring the programmer into the project family.</text:p>
              </text:list-item>
              <text:list-item>
                <text:p>How can you do that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ontent_20_3" presentation:presentation-page-layout-name="AL2T1">
        <office:forms form:automatic-focus="false" form:apply-design-mode="false"/>
        <draw:frame presentation:style-name="pr1" draw:layer="layout" svg:width="17.391cm" svg:height="3.174cm" svg:x="3.069cm" svg:y="1.962cm" presentation:class="title">
          <draw:text-box>
            <text:p>Adopting a programmer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Have their code in the same repo as your data.</text:p>
              </text:list-item>
              <text:list-item>
                <text:p>Have them attend project meetings.</text:p>
              </text:list-item>
              <text:list-item>
                <text:p>Get them doing other project work (encoding, for example; they will quickly invent really helpful shortcuts if they have to do it themselves).</text:p>
              </text:list-item>
              <text:list-item>
                <text:p>Credit them from the beginning on the site and in the documentation.</text:p>
              </text:list-item>
              <text:list-item>
                <text:p>Involve them in presentations, publications, social media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ontent_20_3" presentation:presentation-page-layout-name="AL2T1">
        <office:forms form:automatic-focus="false" form:apply-design-mode="false"/>
        <draw:frame presentation:style-name="pr1" draw:layer="layout" svg:width="17.391cm" svg:height="3.174cm" svg:x="3.069cm" svg:y="1.962cm" presentation:class="title">
          <draw:text-box>
            <text:p>Dos and don’ts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ontent_20_3" presentation:presentation-page-layout-name="AL2T1">
        <office:forms form:automatic-focus="false" form:apply-design-mode="false"/>
        <draw:frame presentation:style-name="pr1" draw:layer="layout" svg:width="17.391cm" svg:height="3.174cm" svg:x="3.069cm" svg:y="1.962cm" presentation:class="title">
          <draw:text-box>
            <text:p>1. Learn stuff (1)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Learn as much as you can before looking for a programmer.</text:p>
              </text:list-item>
              <text:list-item>
                <text:p>Look at lots of projects like yours.</text:p>
              </text:list-item>
              <text:list-item>
                <text:p>Find out how they work.</text:p>
              </text:list-item>
              <text:list-item>
                <text:p>Learn all the acronyms (XML, XSLT, PHP....)</text:p>
              </text:list-item>
              <text:list-item>
                <text:p>Learn how those technologies fit togethe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ontent_20_3" presentation:presentation-page-layout-name="AL2T1">
        <office:forms form:automatic-focus="false" form:apply-design-mode="false"/>
        <draw:frame presentation:style-name="pr1" draw:layer="layout" svg:width="17.391cm" svg:height="3.174cm" svg:x="3.069cm" svg:y="1.962cm" presentation:class="title">
          <draw:text-box>
            <text:p>1. Learn stuff (2)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Don’t despise such knowledge as beneath you.</text:p>
              </text:list-item>
              <text:list-item>
                <text:p>Conversely, don’t assume it’s beyond you. You have a PhD.</text:p>
              </text:list-item>
              <text:list-item>
                <text:p>Identify old, stable technologies you can trust.</text:p>
              </text:list-item>
              <text:list-item>
                <text:p>Identify technologies supported at your institution.</text:p>
              </text:list-item>
              <text:list-item>
                <text:p>Identify respected, stable international standard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ontent_20_3" presentation:presentation-page-layout-name="AL2T1">
        <office:forms form:automatic-focus="false" form:apply-design-mode="false"/>
        <draw:frame presentation:style-name="pr1" draw:layer="layout" svg:width="17.391cm" svg:height="3.174cm" svg:x="3.069cm" svg:y="1.962cm" presentation:class="title">
          <draw:text-box>
            <text:p>2. If you’re hiring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Identify candidates based on previous work.</text:p>
              </text:list-item>
              <text:list-item>
                <text:p>Talk as much as possible before hiring.</text:p>
              </text:list-item>
              <text:list-item>
                <text:p>Make your requirements very clear.</text:p>
              </text:list-item>
              <text:list-item>
                <text:p>Don’t get intimidated by technical talk. If they won’t explain what/why/how, don’t hire them.</text:p>
              </text:list-item>
              <text:list-item>
                <text:p>Warning sign: “You just leave that to me...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ontent_20_3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3. Create a stimulating challeng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ake stability and longevity into a challenge, with these clear goals:</text:p>
                <text:list>
                  <text:list-item>
                    <text:p>Minimal dependencies.</text:p>
                  </text:list-item>
                  <text:list-item>
                    <text:p>Standards-compliance and validation of EVERYTHING</text:p>
                  </text:list-item>
                  <text:list-item>
                    <text:p>Longevity = 50 years.</text:p>
                  </text:list-item>
                  <text:list-item>
                    <text:p>Site should work without a server.</text:p>
                  </text:list-item>
                </text:list>
              </text:list-item>
              <text:list-item>
                <text:p>Point them at Endings and JamStack.org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ontent_20_3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Maintain a good working relationship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Ask their advice and listen to it.</text:p>
              </text:list-item>
              <text:list-item>
                <text:p>Check in with them regularly. (Don’t have them do 50 hours of coding then say “Oh. That’s not what I meant at all.”)</text:p>
              </text:list-item>
              <text:list-item>
                <text:p>Don’t keep changing your mind about what you wan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3-background" style:display-name="Content 3-background" style:family="presentation">
      <style:graphic-properties draw:stroke="none" draw:fill="solid" draw:fill-color="#ffffff"/>
      <style:text-properties style:letter-kerning="true"/>
    </style:style>
    <style:style style:name="Content_20_3-backgroundobjects" style:display-name="Conten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-notes" style:display-name="Conten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ntent_20_3-outline1" style:display-name="Content 3-outline1" style:family="presentation">
      <style:graphic-properties draw:stroke="none" draw:fill="none" draw:auto-grow-height="false" draw:fit-to-size="shrink-to-fit" style:shrink-to-fit="true">
        <text:list-style style:name="Content_20_3-outline1" style:display-name="Conten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3-outline2" style:display-name="Content 3-outline2" style:family="presentation" style:parent-style-name="Content_20_3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3-outline3" style:display-name="Content 3-outline3" style:family="presentation" style:parent-style-name="Content_20_3-outline2">
      <style:paragraph-properties fo:margin-left="0cm" fo:margin-right="0cm" fo:margin-top="0.24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3-outline4" style:display-name="Content 3-outline4" style:family="presentation" style:parent-style-name="Content_20_3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3-outline5" style:display-name="Content 3-outline5" style:family="presentation" style:parent-style-name="Content_20_3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outline6" style:display-name="Content 3-outline6" style:family="presentation" style:parent-style-name="Content_20_3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outline7" style:display-name="Content 3-outline7" style:family="presentation" style:parent-style-name="Content_20_3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outline8" style:display-name="Content 3-outline8" style:family="presentation" style:parent-style-name="Content_20_3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outline9" style:display-name="Content 3-outline9" style:family="presentation" style:parent-style-name="Content_20_3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ntent_20_3-subtitle" style:display-name="Content 3-subtitle" style:family="presentation">
      <style:graphic-properties draw:stroke="none" draw:fill="none" draw:textarea-vertical-align="middle">
        <text:list-style style:name="Content_20_3-subtitle" style:display-name="Conten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-title" style:display-name="Content 3-title" style:family="presentation">
      <style:graphic-properties draw:stroke="none" draw:fill="none" draw:textarea-vertical-align="middle">
        <text:list-style style:name="Content_20_3-title" style:display-name="Conten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ontent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Content_20_3-backgroundobjects">
      <style:graphic-properties draw:stroke="none" draw:fill="none" draw:fill-color="#ffffff" draw:auto-grow-height="false" fo:min-height="1.086cm"/>
    </style:style>
    <style:style style:name="Mpr6" style:family="presentation" style:parent-style-name="Content_20_3-backgroundobjects">
      <style:graphic-properties draw:stroke="none" draw:fill="none" draw:fill-color="#ffffff" draw:auto-grow-height="false" fo:min-height="1.397cm"/>
    </style:style>
    <style:style style:name="Mpr7" style:family="presentation" style:parent-style-name="Conten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66666" fo:font-size="24pt" fo:font-weight="bold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666666" fo:font-size="24pt" fo:font-weight="bold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size="24pt" fo:font-weight="bold" style:font-size-asian="14pt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e3c75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4.2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833cm" svg:x="9.576cm" svg:y="14.6cm" presentation:class="footer">
        <draw:text-box>
          <text:p text:style-name="MP5"><text:span text:style-name="MT2">JJ &lt;/e&gt; MH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3" style:display-name="Content 3" style:page-layout-name="PM1" draw:style-name="Mdp2">
      <office:forms form:automatic-focus="false" form:apply-design-mode="false"/>
      <draw:frame draw:name="Picture 6" draw:style-name="Mgr3" draw:text-style-name="MP7" draw:layer="backgroundobjects" svg:width="27.999cm" svg:height="15.749cm" svg:x="0cm" svg:y="0cm">
        <draw:image xlink:href="Pictures/10000000000005DC00000465856428B56B5638C7.jpg" xlink:type="simple" xlink:show="embed" xlink:actuate="onLoad" loext:mime-type="image/jpeg">
          <text:p/>
        </draw:image>
      </draw:frame>
      <draw:frame draw:name="Picture 2" draw:style-name="Mgr3" draw:text-style-name="MP7" draw:layer="backgroundobjects" svg:width="27.999cm" svg:height="15.749cm" svg:x="0cm" svg:y="0cm">
        <draw:image xlink:href="Pictures/10000000000005DC00000465856428B56B5638C7.jpg" xlink:type="simple" xlink:show="embed" xlink:actuate="onLoad" loext:mime-type="image/jpeg">
          <text:p/>
        </draw:image>
      </draw:frame>
      <draw:frame draw:name="Content Placeholder 2" draw:style-name="Mgr4" draw:text-style-name="MP13" draw:layer="backgroundobjects" svg:width="19.171cm" svg:height="9.537cm" svg:x="3.383cm" svg:y="4.666cm" presentation:class="outline" presentation:user-transformed="true">
        <draw:text-box>
          <text:list text:style-name="ML3">
            <text:list-item>
              <text:p text:style-name="MP8"><text:span text:style-name="MT3">Click to edit Master text styles</text:span></text:p>
              <text:list>
                <text:list-item>
                  <text:p text:style-name="MP9"><text:span text:style-name="MT4">Second level</text:span></text:p>
                  <text:list>
                    <text:list-item>
                      <text:p text:style-name="MP10"><text:span text:style-name="MT5">Third level</text:span></text:p>
                      <text:list>
                        <text:list-item>
                          <text:p text:style-name="MP11"><text:span text:style-name="MT6">Fourth level</text:span></text:p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4" draw:text-style-name="MP15" draw:layer="backgroundobjects" svg:width="19.171cm" svg:height="2.624cm" svg:x="3.383cm" svg:y="1.622cm" presentation:class="title" presentation:user-transformed="true">
        <draw:text-box>
          <text:p text:style-name="MP14"><text:span text:style-name="MT8">Click to edit </text:span><text:span text:style-name="MT8">Master title </text:span><text:span text:style-name="MT8">style</text:span></text:p>
        </draw:text-box>
      </draw:frame>
      <draw:frame presentation:style-name="Mpr5" draw:text-style-name="MP6" draw:layer="backgroundobjects" svg:width="8.875cm" svg:height="0.833cm" svg:x="9.577cm" svg:y="14.601cm">
        <draw:text-box>
          <text:p text:style-name="MP5"><text:span text:style-name="MT2">JJ &lt;/e&gt; MH</text:span></text:p>
        </draw:text-box>
      </draw:frame>
      <presentation:notes style:page-layout-name="PM0">
        <office:forms form:automatic-focus="false" form:apply-design-mode="false"/>
        <draw:page-thumbnail presentation:style-name="Content_20_3-title" draw:layer="backgroundobjects" svg:width="18.624cm" svg:height="10.476cm" svg:x="1.482cm" svg:y="2.123cm" presentation:class="page"/>
        <draw:frame presentation:style-name="Content_20_3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14:07:49.938545153</meta:creation-date>
    <dc:date>2019-05-17T09:45:20.107336915</dc:date>
    <meta:editing-duration>PT3H32M54S</meta:editing-duration>
    <meta:editing-cycles>20</meta:editing-cycles>
    <meta:generator>LibreOffice/6.1.5.2$Linux_X86_64 LibreOffice_project/10$Build-2</meta:generator>
    <meta:document-statistic meta:object-count="109"/>
  </office:meta>
</office:document-meta>
</file>